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byssinica SIL" svg:font-family="'Abyssinica SIL'" style:font-pitch="variable"/>
    <style:font-face style:name="DejaVu Sans" svg:font-family="'DejaVu Sans'" style:font-pitch="variable"/>
    <style:font-face style:name="DejaVu Sans Condensed" svg:font-family="'DejaVu Sans Condensed'" style:font-pitch="variable"/>
    <style:font-face style:name="NanumBarunGothic" svg:font-family="NanumBarunGothic" style:font-pitch="variable"/>
    <style:font-face style:name="Sawasdee" svg:font-family="Sawasde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eeeeee" draw:textarea-horizontal-align="justify" draw:textarea-vertical-align="middle" draw:auto-grow-height="false" fo:min-height="0.878cm" fo:min-width="3.452cm"/>
    </style:style>
    <style:style style:name="gr2" style:family="graphic" style:parent-style-name="standard">
      <style:graphic-properties svg:stroke-color="#000000" draw:fill-color="#eeeeee" draw:textarea-horizontal-align="justify" draw:textarea-vertical-align="middle" draw:auto-grow-height="false" fo:min-height="0.776cm" fo:min-width="3.678cm"/>
    </style:style>
    <style:style style:name="gr3" style:family="graphic" style:parent-style-name="standard">
      <style:graphic-properties svg:stroke-color="#000000" draw:fill-color="#eeeeee" draw:textarea-horizontal-align="justify" draw:textarea-vertical-align="middle" draw:auto-grow-height="false" fo:min-height="1.02cm" fo:min-width="2.404cm"/>
    </style:style>
    <style:style style:name="gr4" style:family="graphic" style:parent-style-name="standard">
      <style:graphic-properties svg:stroke-color="#000000" draw:fill-color="#eeeeee" draw:textarea-horizontal-align="justify" draw:textarea-vertical-align="middle" draw:auto-grow-height="false" fo:min-height="0.649cm" fo:min-width="1.554cm"/>
    </style:style>
    <style:style style:name="gr5" style:family="graphic" style:parent-style-name="standard">
      <style:graphic-properties svg:stroke-color="#000000" draw:fill-color="#eeeeee" draw:textarea-horizontal-align="justify" draw:textarea-vertical-align="middle" draw:auto-grow-height="false" fo:min-height="0.649cm" fo:min-width="1.555cm"/>
    </style:style>
    <style:style style:name="gr6" style:family="graphic" style:parent-style-name="standard">
      <style:graphic-properties svg:stroke-color="#000000" draw:fill-color="#eeeeee" draw:textarea-horizontal-align="justify" draw:textarea-vertical-align="middle" draw:auto-grow-height="false" fo:min-height="0.648cm" fo:min-width="1.554cm"/>
    </style:style>
    <style:style style:name="gr7" style:family="graphic" style:parent-style-name="standard">
      <style:graphic-properties svg:stroke-color="#000000" draw:fill-color="#eeeeee" draw:textarea-horizontal-align="justify" draw:textarea-vertical-align="middle" draw:auto-grow-height="false" fo:min-height="0.648cm" fo:min-width="1.555cm"/>
    </style:style>
    <style:style style:name="gr8" style:family="graphic" style:parent-style-name="standard">
      <style:graphic-properties svg:stroke-color="#000000" draw:fill-color="#eeeeee" draw:textarea-horizontal-align="justify" draw:textarea-vertical-align="middle" draw:auto-grow-height="false" fo:min-height="1.298cm" fo:min-width="0.999cm"/>
    </style:style>
    <style:style style:name="gr9" style:family="graphic" style:parent-style-name="standard">
      <style:graphic-properties svg:stroke-color="#000000" draw:fill-color="#eeeeee" draw:textarea-vertical-align="middle"/>
    </style:style>
    <style:style style:name="gr10" style:family="graphic" style:parent-style-name="standard">
      <style:graphic-properties svg:stroke-color="#000000" draw:fill-color="#eeeeee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2.845cm"/>
    </style:style>
    <style:style style:name="gr12" style:family="graphic" style:parent-style-name="standard">
      <style:graphic-properties svg:stroke-color="#000000" draw:fill-color="#eeeeee" draw:textarea-horizontal-align="justify" draw:textarea-vertical-align="middle" draw:auto-grow-height="false" fo:min-height="0.548cm" fo:min-width="0.272cm"/>
    </style:style>
    <style:style style:name="P1" style:family="paragraph">
      <style:paragraph-properties fo:text-align="center"/>
      <style:text-properties style:font-name="DejaVu Sans" fo:font-size="15.5pt" fo:font-weight="bold" style:font-size-asian="16pt" style:font-weight-asian="bold" style:font-size-complex="16pt" style:font-weight-complex="bold"/>
    </style:style>
    <style:style style:name="P2" style:family="paragraph">
      <loext:graphic-properties draw:fill-color="#eeeeee"/>
      <style:paragraph-properties fo:text-align="center"/>
      <style:text-properties style:font-name="DejaVu Sans" fo:font-size="15.5pt" fo:font-weight="bold" style:font-size-asian="16pt" style:font-weight-asian="bold" style:font-size-complex="16pt" style:font-weight-complex="bold"/>
    </style:style>
    <style:style style:name="P3" style:family="paragraph">
      <style:paragraph-properties fo:text-align="center"/>
      <style:text-properties style:font-name="DejaVu Sans" fo:font-size="15.5pt" fo:font-weight="bold" style:font-weight-asian="bold" style:font-weight-complex="bold"/>
    </style:style>
    <style:style style:name="P4" style:family="paragraph">
      <style:paragraph-properties fo:text-align="center"/>
      <style:text-properties style:font-name="DejaVu Sans" fo:font-size="13.6000003814697pt" fo:font-weight="bold" style:font-weight-asian="bold" style:font-weight-complex="bold"/>
    </style:style>
    <style:style style:name="P5" style:family="paragraph">
      <loext:graphic-properties draw:fill-color="#eeeeee"/>
      <style:paragraph-properties fo:text-align="center"/>
      <style:text-properties style:font-name="DejaVu Sans" fo:font-size="13.6000003814697pt" fo:font-weight="bold" style:font-size-asian="14pt" style:font-weight-asian="bold" style:font-size-complex="14pt" style:font-weight-complex="bold"/>
    </style:style>
    <style:style style:name="P6" style:family="paragraph">
      <style:paragraph-properties fo:text-align="center"/>
      <style:text-properties style:font-name="DejaVu Sans" fo:font-size="13.6000003814697pt" fo:font-weight="normal" style:font-weight-asian="normal" style:font-weight-complex="normal"/>
    </style:style>
    <style:style style:name="P7" style:family="paragraph">
      <loext:graphic-properties draw:fill-color="#eeeeee"/>
      <style:paragraph-properties fo:text-align="center"/>
      <style:text-properties style:font-name="DejaVu Sans" fo:font-size="13.6000003814697pt" fo:font-weight="normal" style:font-size-asian="14pt" style:font-weight-asian="normal" style:font-size-complex="14pt" style:font-weight-complex="normal"/>
    </style:style>
    <style:style style:name="P8" style:family="paragraph">
      <style:paragraph-properties fo:text-align="center"/>
      <style:text-properties style:font-name="DejaVu Sans" fo:font-size="13.6000003814697pt" style:text-underline-style="solid" style:text-underline-width="auto" style:text-underline-color="font-color" fo:font-weight="bold" style:font-weight-asian="bold" style:font-weight-complex="bold"/>
    </style:style>
    <style:style style:name="P9" style:family="paragraph">
      <loext:graphic-properties draw:fill-color="#eeeeee"/>
      <style:paragraph-properties fo:text-align="center"/>
      <style:text-properties style:font-name="DejaVu Sans" fo:font-size="13.6000003814697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0" style:family="paragraph">
      <style:paragraph-properties fo:text-align="end"/>
      <style:text-properties style:font-name="DejaVu Sans" fo:font-size="13.6000003814697pt" style:text-underline-style="solid" style:text-underline-width="auto" style:text-underline-color="font-color" fo:font-weight="bold" style:font-weight-asian="bold" style:font-weight-complex="bold"/>
    </style:style>
    <style:style style:name="P11" style:family="paragraph">
      <loext:graphic-properties draw:fill-color="#eeeeee"/>
      <style:paragraph-properties fo:text-align="end"/>
      <style:text-properties style:font-name="DejaVu Sans" fo:font-size="13.6000003814697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2" style:family="paragraph">
      <style:paragraph-properties fo:text-align="center"/>
      <style:text-properties style:font-name="DejaVu Sans"/>
    </style:style>
    <style:style style:name="P13" style:family="paragraph">
      <loext:graphic-properties draw:fill-color="#eeeeee"/>
      <style:paragraph-properties fo:text-align="center"/>
      <style:text-properties style:font-name="DejaVu Sans" fo:font-weight="bold" style:font-weight-asian="bold" style:font-weight-complex="bold"/>
    </style:style>
    <style:style style:name="P14" style:family="paragraph">
      <loext:graphic-properties draw:fill-color="#eeeeee"/>
      <style:paragraph-properties fo:text-align="center"/>
    </style:style>
    <style:style style:name="P15" style:family="paragraph">
      <style:paragraph-properties fo:text-align="end"/>
    </style:style>
    <style:style style:name="P16" style:family="paragraph">
      <loext:graphic-properties draw:fill="none" draw:fill-color="#ffffff"/>
      <style:paragraph-properties fo:text-align="end"/>
    </style:style>
    <style:style style:name="T1" style:family="text">
      <style:text-properties style:font-name="DejaVu Sans" fo:font-size="13pt" fo:font-weight="bold" style:font-size-asian="13pt" style:font-weight-asian="bold" style:font-size-complex="13pt" style:font-weight-complex="bold"/>
    </style:style>
    <style:style style:name="T2" style:family="text">
      <style:text-properties style:font-name="DejaVu Sans" fo:font-size="11pt" fo:font-weight="bold" style:font-size-asian="11pt" style:font-weight-asian="bold" style:font-size-complex="11pt" style:font-weight-complex="bold"/>
    </style:style>
    <style:style style:name="T3" style:family="text">
      <style:text-properties style:font-name="DejaVu Sans" fo:font-size="11pt" fo:font-weight="normal" style:font-size-asian="11pt" style:font-weight-asian="normal" style:font-size-complex="11pt" style:font-weight-complex="normal"/>
    </style:style>
    <style:style style:name="T4" style:family="text">
      <style:text-properties style:font-name="DejaVu Sans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5" style:family="text">
      <style:text-properties style:font-name="DejaVu Sans" fo:font-size="14pt" fo:font-weight="bold" style:font-size-asian="14pt" style:font-weight-asian="bold" style:font-size-complex="14pt" style:font-weight-complex="bold"/>
    </style:style>
    <style:style style:name="T6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8" draw:id="id8" draw:layer="layout" svg:width="3.952cm" svg:height="1.128cm" svg:x="5.844cm" svg:y="8.472cm">
          <text:p text:style-name="P1"><text:span text:style-name="T1">STUD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26" draw:id="id26" draw:layer="layout" svg:width="3.952cm" svg:height="1.128cm" svg:x="17.344cm" svg:y="7.772cm">
          <text:p text:style-name="P3"><text:span text:style-name="T1">FACUL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32" draw:id="id32" draw:layer="layout" svg:width="4.178cm" svg:height="1.026cm" svg:x="17.218cm" svg:y="12.774cm">
          <text:p text:style-name="P3"><text:span text:style-name="T1">ROO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xml:id="id19" draw:id="id19" draw:layer="layout" svg:width="2.904cm" svg:height="1.27cm" svg:x="9.292cm" svg:y="12.43cm">
          <text:p text:style-name="P4"><text:span text:style-name="T2">Guar</text:span><text:span text:style-name="T2">dian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5" xml:id="id1" draw:id="id1" draw:layer="layout" svg:width="2.904cm" svg:height="1.271cm" svg:x="3.536cm" svg:y="4.426cm">
          <text:p text:style-name="P4"><text:span text:style-name="T2">Name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7" xml:id="id13" draw:id="id13" draw:layer="layout" svg:width="2.905cm" svg:height="1.271cm" svg:x="1.128cm" svg:y="13.882cm">
          <text:p text:style-name="P6"><text:span text:style-name="T3">Medic</text:span><text:span text:style-name="T3">al</text:span></text:p>
          <text:p text:style-name="P6"><text:span text:style-name="T3">Condi</text:span><text:span text:style-name="T3">tions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9" xml:id="id7" draw:id="id7" draw:layer="layout" svg:width="2.904cm" svg:height="1.271cm" svg:x="1.992cm" svg:y="6.329cm">
          <text:p text:style-name="P8"><text:span text:style-name="T4">Regis</text:span><text:span text:style-name="T4">ter</text:span></text:p>
          <text:p text:style-name="P8"><text:span text:style-name="T4">Num</text:span><text:span text:style-name="T4">ber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5" xml:id="id9" draw:id="id9" draw:layer="layout" svg:width="2.904cm" svg:height="1.27cm" svg:x="1.992cm" svg:y="8.03cm">
          <text:p text:style-name="P4"><text:span text:style-name="T2">Date </text:span><text:span text:style-name="T2">of </text:span><text:span text:style-name="T2">Birth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7" xml:id="id18" draw:id="id18" draw:layer="layout" svg:width="2.904cm" svg:height="1.27cm" svg:x="4.897cm" svg:y="13.93cm">
          <text:p text:style-name="P6"><text:span text:style-name="T3">Street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7" xml:id="id14" draw:id="id14" draw:layer="layout" svg:width="2.905cm" svg:height="1.271cm" svg:x="1.128cm" svg:y="12.382cm">
          <text:p text:style-name="P6"><text:span text:style-name="T3">Blood </text:span><text:span text:style-name="T3">Group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5" xml:id="id10" draw:id="id10" draw:layer="layout" svg:width="2.904cm" svg:height="1.27cm" svg:x="2.092cm" svg:y="10.5cm">
          <text:p text:style-name="P4"><text:span text:style-name="T2">Medical</text:span></text:p>
          <text:p text:style-name="P4"><text:span text:style-name="T2">Details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7" xml:id="id16" draw:id="id16" draw:layer="layout" svg:width="2.905cm" svg:height="1.271cm" svg:x="4.896cm" svg:y="16.93cm">
          <text:p text:style-name="P6"><text:span text:style-name="T3">Stat</text:span><text:span text:style-name="T3">e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7" xml:id="id17" draw:id="id17" draw:layer="layout" svg:width="2.904cm" svg:height="1.27cm" svg:x="4.897cm" svg:y="15.43cm">
          <text:p text:style-name="P6"><text:span text:style-name="T3">City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7" xml:id="id2" draw:id="id2" draw:layer="layout" svg:width="2.905cm" svg:height="1.27cm" svg:x="2.037cm" svg:y="2.7cm">
          <text:p text:style-name="P6"><text:span text:style-name="T3">First name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11" xml:id="id33" draw:id="id33" draw:layer="layout" svg:width="2.904cm" svg:height="1.271cm" svg:x="15.792cm" svg:y="15.1cm">
          <text:p text:style-name="P10"><text:span text:style-name="T4">Room no.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7" xml:id="id24" draw:id="id24" draw:layer="layout" svg:width="2.905cm" svg:height="1.27cm" svg:x="11.991cm" svg:y="4.2cm">
          <text:p text:style-name="P6"><text:span text:style-name="T3">Email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7" xml:id="id15" draw:id="id15" draw:layer="layout" svg:width="2.904cm" svg:height="1.27cm" svg:x="4.897cm" svg:y="18.43cm">
          <text:p text:style-name="P6"><text:span text:style-name="T3">PIN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7" xml:id="id22" draw:id="id22" draw:layer="layout" svg:width="2.904cm" svg:height="1.27cm" svg:x="8.191cm" svg:y="4.2cm">
          <text:p text:style-name="P6"><text:span text:style-name="T3">Phone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13" xml:id="id25" draw:id="id25" draw:layer="layout" svg:width="2.997cm" svg:height="3.095cm" svg:x="12.999cm" svg:y="8.905cm">
          <text:p text:style-name="P12"><text:span text:style-name="T5">Occupie</text:span><text:span text:style-name="T5">s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7" draw:text-style-name="P5" xml:id="id27" draw:id="id27" draw:layer="layout" svg:width="2.905cm" svg:height="1.27cm" svg:x="23.191cm" svg:y="7.7cm">
          <text:p text:style-name="P4"><text:span text:style-name="T2">Dep</text:span><text:span text:style-name="T2">art</text:span><text:span text:style-name="T2">men</text:span><text:span text:style-name="T2">t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9" xml:id="id28" draw:id="id28" draw:layer="layout" svg:width="2.905cm" svg:height="1.27cm" svg:x="23.096cm" svg:y="6.1cm">
          <text:p text:style-name="P8"><text:span text:style-name="T4">Facult</text:span><text:span text:style-name="T4">y ID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7" xml:id="id3" draw:id="id3" draw:layer="layout" svg:width="2.904cm" svg:height="1.27cm" svg:x="5.192cm" svg:y="2.7cm">
          <text:p text:style-name="P6"><text:span text:style-name="T3">Last </text:span><text:span text:style-name="T3">name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9" draw:text-style-name="P14" draw:layer="layout" svg:x1="3.961cm" svg:y1="4.612cm" svg:x2="3.49cm" svg:y2="3.97cm" draw:start-shape="id1" draw:start-glue-point="5" draw:end-shape="id2" draw:end-glue-point="8" svg:d="M3961 4612v-414h-471v-228" svg:viewBox="0 0 472 643">
          <text:p/>
        </draw:connector>
        <draw:connector draw:style-name="gr9" draw:text-style-name="P14" draw:layer="layout" svg:x1="6.015cm" svg:y1="4.612cm" svg:x2="6.644cm" svg:y2="3.97cm" draw:start-shape="id1" draw:start-glue-point="11" draw:end-shape="id3" draw:end-glue-point="8" svg:d="M6015 4612v-414h629v-228" svg:viewBox="0 0 630 643">
          <text:p/>
        </draw:connector>
        <draw:custom-shape draw:style-name="gr7" draw:text-style-name="P5" xml:id="id12" draw:id="id12" draw:layer="layout" svg:width="2.905cm" svg:height="1.27cm" svg:x="5.991cm" svg:y="12.4cm">
          <text:p text:style-name="P4"><text:span text:style-name="T2">Addre</text:span><text:span text:style-name="T2">ss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5" xml:id="id4" draw:id="id4" draw:layer="layout" svg:width="2.905cm" svg:height="1.271cm" svg:x="23.036cm" svg:y="4.529cm">
          <text:p text:style-name="P4"><text:span text:style-name="T2">Name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7" xml:id="id5" draw:id="id5" draw:layer="layout" svg:width="2.904cm" svg:height="1.27cm" svg:x="21.538cm" svg:y="2.803cm">
          <text:p text:style-name="P6"><text:span text:style-name="T3">First </text:span><text:span text:style-name="T3">name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7" xml:id="id6" draw:id="id6" draw:layer="layout" svg:width="2.904cm" svg:height="1.27cm" svg:x="24.692cm" svg:y="2.803cm">
          <text:p text:style-name="P6"><text:span text:style-name="T3">Last </text:span><text:span text:style-name="T3">name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9" draw:text-style-name="P14" draw:layer="layout" svg:x1="23.461cm" svg:y1="4.715cm" svg:x2="22.99cm" svg:y2="4.073cm" draw:start-shape="id4" draw:start-glue-point="5" draw:end-shape="id5" draw:end-glue-point="8" svg:d="M23461 4715v-414h-471v-228" svg:viewBox="0 0 472 643">
          <text:p/>
        </draw:connector>
        <draw:connector draw:style-name="gr9" draw:text-style-name="P14" draw:layer="layout" svg:x1="25.516cm" svg:y1="4.715cm" svg:x2="26.144cm" svg:y2="4.073cm" draw:start-shape="id4" draw:start-glue-point="11" draw:end-shape="id6" draw:end-glue-point="8" svg:d="M25516 4715v-414h628v-228" svg:viewBox="0 0 629 643">
          <text:p/>
        </draw:connector>
        <draw:custom-shape draw:style-name="gr7" draw:text-style-name="P5" xml:id="id23" draw:id="id23" draw:layer="layout" svg:width="2.905cm" svg:height="1.27cm" svg:x="10.086cm" svg:y="5.77cm">
          <text:p text:style-name="P4"><text:span text:style-name="T2">Contact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7" xml:id="id31" draw:id="id31" draw:layer="layout" svg:width="2.905cm" svg:height="1.27cm" svg:x="25.291cm" svg:y="11.3cm">
          <text:p text:style-name="P6"><text:span text:style-name="T3">Email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7" xml:id="id30" draw:id="id30" draw:layer="layout" svg:width="2.904cm" svg:height="1.27cm" svg:x="25.296cm" svg:y="12.93cm">
          <text:p text:style-name="P6"><text:span text:style-name="T3">Phone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5" xml:id="id29" draw:id="id29" draw:layer="layout" svg:width="2.905cm" svg:height="1.27cm" svg:x="23.191cm" svg:y="9.8cm">
          <text:p text:style-name="P4"><text:span text:style-name="T2">Cont</text:span><text:span text:style-name="T2">act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7" xml:id="id21" draw:id="id21" draw:layer="layout" svg:width="2.904cm" svg:height="1.27cm" svg:x="10.496cm" svg:y="13.93cm">
          <text:p text:style-name="P6"><text:span text:style-name="T3">Name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7" xml:id="id20" draw:id="id20" draw:layer="layout" svg:width="2.904cm" svg:height="1.27cm" svg:x="10.496cm" svg:y="15.43cm">
          <text:p text:style-name="P6"><text:span text:style-name="T3">Phone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9" draw:text-style-name="P14" draw:layer="layout" svg:x1="4.896cm" svg:y1="6.965cm" svg:x2="7.82cm" svg:y2="8.472cm" draw:start-shape="id7" draw:start-glue-point="10" draw:end-shape="id8" draw:end-glue-point="0" svg:d="M4896 6965h2924v1507" svg:viewBox="0 0 2925 1508">
          <text:p/>
        </draw:connector>
        <draw:connector draw:style-name="gr9" draw:text-style-name="P14" draw:layer="layout" svg:x1="4.896cm" svg:y1="8.665cm" svg:x2="5.844cm" svg:y2="9.036cm" draw:start-shape="id9" draw:start-glue-point="10" draw:end-shape="id8" draw:end-glue-point="3" svg:d="M4896 8665h475v371h473" svg:viewBox="0 0 949 372">
          <text:p/>
        </draw:connector>
        <draw:connector draw:style-name="gr9" draw:text-style-name="P14" xml:id="id11" draw:id="id11" draw:layer="layout" svg:x1="4.996cm" svg:y1="11.135cm" svg:x2="7.82cm" svg:y2="9.6cm" draw:start-shape="id10" draw:start-glue-point="10" draw:end-shape="id8" draw:end-glue-point="2" svg:d="M4996 11135h2824v-1535" svg:viewBox="0 0 2825 1536">
          <text:p/>
        </draw:connector>
        <draw:connector draw:style-name="gr9" draw:text-style-name="P14" draw:layer="layout" svg:x1="7.82cm" svg:y1="11.135cm" svg:x2="7.443cm" svg:y2="12.4cm" draw:start-shape="id11" draw:start-glue-point="0" draw:end-shape="id12" draw:end-glue-point="0" svg:d="M7820 11135v633h-377v632" svg:viewBox="0 0 378 1266">
          <text:p/>
        </draw:connector>
        <draw:connector draw:style-name="gr9" draw:text-style-name="P14" draw:layer="layout" svg:x1="4.571cm" svg:y1="11.584cm" svg:x2="4.033cm" svg:y2="14.518cm" draw:start-shape="id10" draw:start-glue-point="9" draw:end-shape="id13" draw:end-glue-point="10" svg:d="M4571 11584v2934h-538" svg:viewBox="0 0 539 2935">
          <text:p/>
        </draw:connector>
        <draw:connector draw:style-name="gr10" draw:text-style-name="P14" draw:layer="layout" svg:x1="4.033cm" svg:y1="13.018cm" svg:x2="4.571cm" svg:y2="11.584cm" draw:start-shape="id14" draw:start-glue-point="10" draw:end-shape="id10" draw:end-glue-point="9" svg:d="M4033 13018h538v-1434" svg:viewBox="0 0 539 1435">
          <text:p/>
        </draw:connector>
        <draw:connector draw:style-name="gr9" draw:text-style-name="P14" draw:layer="layout" svg:x1="7.801cm" svg:y1="19.065cm" svg:x2="8.471cm" svg:y2="13.484cm" draw:start-shape="id15" draw:start-glue-point="10" draw:end-shape="id12" draw:end-glue-point="9" svg:d="M7801 19065h670v-5581" svg:viewBox="0 0 671 5582">
          <text:p/>
        </draw:connector>
        <draw:connector draw:style-name="gr9" draw:text-style-name="P14" draw:layer="layout" svg:x1="7.801cm" svg:y1="17.566cm" svg:x2="8.471cm" svg:y2="13.484cm" draw:start-shape="id16" draw:start-glue-point="10" draw:end-shape="id12" draw:end-glue-point="9" svg:d="M7801 17566h670v-4082" svg:viewBox="0 0 671 4083">
          <text:p/>
        </draw:connector>
        <draw:connector draw:style-name="gr9" draw:text-style-name="P14" draw:layer="layout" svg:x1="7.801cm" svg:y1="16.065cm" svg:x2="8.471cm" svg:y2="13.484cm" draw:start-shape="id17" draw:start-glue-point="10" draw:end-shape="id12" draw:end-glue-point="9" svg:d="M7801 16065h670v-2581" svg:viewBox="0 0 671 2582">
          <text:p/>
        </draw:connector>
        <draw:connector draw:style-name="gr9" draw:text-style-name="P14" draw:layer="layout" svg:x1="7.801cm" svg:y1="14.565cm" svg:x2="8.471cm" svg:y2="13.484cm" draw:start-shape="id18" draw:start-glue-point="10" draw:end-shape="id12" draw:end-glue-point="9" svg:d="M7801 14565h670v-1081" svg:viewBox="0 0 671 1082">
          <text:p/>
        </draw:connector>
        <draw:connector draw:style-name="gr9" draw:text-style-name="P14" draw:layer="layout" svg:x1="9.717cm" svg:y1="13.514cm" svg:x2="10.496cm" svg:y2="16.065cm" draw:start-shape="id19" draw:start-glue-point="7" draw:end-shape="id20" draw:end-glue-point="6" svg:d="M9717 13514v2551h779" svg:viewBox="0 0 780 2552">
          <text:p/>
        </draw:connector>
        <draw:connector draw:style-name="gr9" draw:text-style-name="P14" draw:layer="layout" svg:x1="9.717cm" svg:y1="13.514cm" svg:x2="10.496cm" svg:y2="14.565cm" draw:start-shape="id19" draw:start-glue-point="7" draw:end-shape="id21" draw:end-glue-point="6" svg:d="M9717 13514v1051h779" svg:viewBox="0 0 780 1052">
          <text:p/>
        </draw:connector>
        <draw:connector draw:style-name="gr9" draw:text-style-name="P14" draw:layer="layout" svg:x1="6.44cm" svg:y1="5.062cm" svg:x2="7.82cm" svg:y2="8.472cm" draw:start-shape="id1" draw:start-glue-point="10" draw:end-shape="id8" draw:end-glue-point="0" svg:d="M6440 5062h1380v3410" svg:viewBox="0 0 1381 3411">
          <text:p/>
        </draw:connector>
        <draw:connector draw:style-name="gr9" draw:text-style-name="P14" draw:layer="layout" svg:x1="9.643cm" svg:y1="5.47cm" svg:x2="10.511cm" svg:y2="5.956cm" draw:start-shape="id22" draw:start-glue-point="8" draw:end-shape="id23" draw:end-glue-point="5" svg:d="M9643 5470v151h868v335" svg:viewBox="0 0 869 487">
          <text:p/>
        </draw:connector>
        <draw:connector draw:style-name="gr9" draw:text-style-name="P14" draw:layer="layout" svg:x1="13.444cm" svg:y1="5.47cm" svg:x2="12.566cm" svg:y2="5.956cm" draw:start-shape="id24" draw:start-glue-point="8" draw:end-shape="id23" draw:end-glue-point="11" svg:d="M13444 5470v151h-878v335" svg:viewBox="0 0 879 487">
          <text:p/>
        </draw:connector>
        <draw:connector draw:style-name="gr9" draw:text-style-name="P14" draw:layer="layout" svg:x1="10.086cm" svg:y1="6.405cm" svg:x2="7.82cm" svg:y2="8.472cm" draw:start-shape="id23" draw:start-glue-point="6" draw:end-shape="id8" draw:end-glue-point="0" svg:d="M10086 6405h-2266v2067" svg:viewBox="0 0 2267 2068">
          <text:p/>
        </draw:connector>
        <draw:connector draw:style-name="gr9" draw:text-style-name="P14" draw:layer="layout" svg:x1="9.796cm" svg:y1="9.036cm" svg:x2="12.999cm" svg:y2="10.453cm" draw:start-shape="id8" draw:start-glue-point="1" draw:end-shape="id25" draw:end-glue-point="5" svg:d="M9796 9036h1601v1417h1602" svg:viewBox="0 0 3204 1418">
          <text:p/>
        </draw:connector>
        <draw:connector draw:style-name="gr9" draw:text-style-name="P14" draw:layer="layout" svg:x1="15.996cm" svg:y1="10.453cm" svg:x2="17.344cm" svg:y2="8.336cm" draw:start-shape="id25" draw:start-glue-point="7" draw:end-shape="id26" draw:end-glue-point="3" svg:d="M15996 10453h674v-2117h674" svg:viewBox="0 0 1349 2118">
          <text:p/>
        </draw:connector>
        <draw:connector draw:style-name="gr9" draw:text-style-name="P14" draw:layer="layout" svg:x1="21.296cm" svg:y1="8.336cm" svg:x2="23.191cm" svg:y2="8.335cm" draw:start-shape="id26" draw:start-glue-point="1" draw:end-shape="id27" draw:end-glue-point="6" svg:d="M21296 8336h947v-1h948" svg:viewBox="0 0 1896 2">
          <text:p/>
        </draw:connector>
        <draw:connector draw:style-name="gr9" draw:text-style-name="P14" draw:layer="layout" svg:x1="19.32cm" svg:y1="7.772cm" svg:x2="23.036cm" svg:y2="5.165cm" draw:start-shape="id26" draw:start-glue-point="0" draw:end-shape="id4" draw:end-glue-point="6" svg:d="M19320 7772v-2607h3716" svg:viewBox="0 0 3717 2608">
          <text:p/>
        </draw:connector>
        <draw:connector draw:style-name="gr9" draw:text-style-name="P14" draw:layer="layout" svg:x1="19.32cm" svg:y1="7.772cm" svg:x2="23.096cm" svg:y2="6.735cm" draw:start-shape="id26" draw:start-glue-point="0" draw:end-shape="id28" draw:end-glue-point="6" svg:d="M19320 7772v-1037h3776" svg:viewBox="0 0 3777 1038">
          <text:p/>
        </draw:connector>
        <draw:connector draw:style-name="gr9" draw:text-style-name="P14" draw:layer="layout" svg:x1="19.32cm" svg:y1="8.9cm" svg:x2="23.191cm" svg:y2="10.435cm" draw:start-shape="id26" draw:start-glue-point="2" draw:end-shape="id29" draw:end-glue-point="6" svg:d="M19320 8900v1535h3871" svg:viewBox="0 0 3872 1536">
          <text:p/>
        </draw:connector>
        <draw:connector draw:style-name="gr9" draw:text-style-name="P14" draw:layer="layout" svg:x1="24.644cm" svg:y1="11.07cm" svg:x2="25.296cm" svg:y2="13.565cm" draw:start-shape="id29" draw:start-glue-point="8" draw:end-shape="id30" draw:end-glue-point="6" svg:d="M24644 11070v2495h652" svg:viewBox="0 0 653 2496">
          <text:p/>
        </draw:connector>
        <draw:connector draw:style-name="gr9" draw:text-style-name="P14" draw:layer="layout" svg:x1="24.644cm" svg:y1="11.07cm" svg:x2="25.291cm" svg:y2="11.935cm" draw:start-shape="id29" draw:start-glue-point="8" draw:end-shape="id31" draw:end-glue-point="6" svg:d="M24644 11070v865h647" svg:viewBox="0 0 648 866">
          <text:p/>
        </draw:connector>
        <draw:connector draw:style-name="gr9" draw:text-style-name="P14" draw:layer="layout" svg:x1="14.498cm" svg:y1="12cm" svg:x2="17.218cm" svg:y2="13.287cm" draw:start-shape="id25" draw:start-glue-point="6" draw:end-shape="id32" draw:end-glue-point="3" svg:d="M14498 12000v1287h2720" svg:viewBox="0 0 2721 1288">
          <text:p/>
        </draw:connector>
        <draw:connector draw:style-name="gr9" draw:text-style-name="P14" draw:layer="layout" svg:x1="19.307cm" svg:y1="13.8cm" svg:x2="17.244cm" svg:y2="15.1cm" draw:start-shape="id32" draw:start-glue-point="2" draw:end-shape="id33" draw:end-glue-point="4" svg:d="M19307 13800v650h-2063v650" svg:viewBox="0 0 2064 1301">
          <text:p/>
        </draw:connector>
        <draw:connector draw:style-name="gr9" draw:text-style-name="P14" draw:layer="layout" svg:x1="10.744cm" svg:y1="12.43cm" svg:x2="7.82cm" svg:y2="11.135cm" draw:start-shape="id19" draw:start-glue-point="4" draw:end-shape="id11" draw:end-glue-point="0" svg:d="M10744 12430v-647h-2924v-648" svg:viewBox="0 0 2925 1296">
          <text:p/>
        </draw:connector>
        <draw:custom-shape draw:style-name="gr4" draw:text-style-name="P5" xml:id="id34" draw:id="id34" draw:layer="layout" svg:width="2.904cm" svg:height="1.271cm" svg:x="19.992cm" svg:y="15.1cm">
          <text:p text:style-name="P4"><text:span text:style-name="T2">No. of </text:span></text:p>
          <text:p text:style-name="P4"><text:span text:style-name="T2">occupants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9" draw:text-style-name="P14" draw:layer="layout" svg:x1="19.307cm" svg:y1="13.8cm" svg:x2="21.444cm" svg:y2="15.1cm" draw:start-shape="id32" draw:start-glue-point="2" draw:end-shape="id34" draw:end-glue-point="4" svg:d="M19307 13800v650h2137v650" svg:viewBox="0 0 2138 1301">
          <text:p/>
        </draw:connector>
        <draw:frame draw:style-name="gr11" draw:text-style-name="P16" draw:layer="layout" svg:width="9cm" svg:height="3.095cm" svg:x="19.7cm" svg:y="17.605cm">
          <draw:text-box>
            <text:p text:style-name="P15"><text:span text:style-name="T6">E</text:span><text:span text:style-name="T6">R</text:span><text:span text:style-name="T6"> </text:span><text:span text:style-name="T6">M</text:span><text:span text:style-name="T6">O</text:span><text:span text:style-name="T6">D</text:span><text:span text:style-name="T6">E</text:span><text:span text:style-name="T6">L</text:span></text:p>
            <text:p text:style-name="P15">Hostel Database Management</text:p>
          </draw:text-box>
        </draw:frame>
        <draw:custom-shape draw:style-name="gr1" draw:text-style-name="P2" xml:id="id36" draw:id="id36" draw:layer="layout" svg:width="3.952cm" svg:height="1.128cm" svg:x="15.348cm" svg:y="3.5cm">
          <text:p text:style-name="P3"><text:span text:style-name="T1">W</text:span><text:span text:style-name="T1">A</text:span><text:span text:style-name="T1">R</text:span><text:span text:style-name="T1">D</text:span><text:span text:style-name="T1">E</text:span><text:span text:style-name="T1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14" draw:layer="layout" svg:x1="14.498cm" svg:y1="8.905cm" svg:x2="14.498cm" svg:y2="8.905cm" draw:start-shape="id25" draw:start-glue-point="4" draw:end-shape="id25" draw:end-glue-point="4" svg:d="M14498 8905z" svg:viewBox="0 0 1 1">
          <text:p/>
        </draw:connector>
        <draw:custom-shape draw:style-name="gr12" draw:text-style-name="P13" xml:id="id35" draw:id="id35" draw:layer="layout" svg:width="1.544cm" svg:height="1.595cm" svg:x="16.956cm" svg:y="5.605cm">
          <text:p text:style-name="P12"><text:span text:style-name="T5">is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7" draw:text-style-name="P9" xml:id="id37" draw:id="id37" draw:layer="layout" svg:width="2.905cm" svg:height="1.27cm" svg:x="13.195cm" svg:y="5.63cm">
          <text:p text:style-name="P8"><text:span text:style-name="T4">Facult</text:span><text:span text:style-name="T4">y ID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9" draw:text-style-name="P14" draw:layer="layout" svg:x1="17.728cm" svg:y1="5.605cm" svg:x2="17.324cm" svg:y2="4.628cm" draw:start-shape="id35" draw:start-glue-point="4" draw:end-shape="id36" draw:end-glue-point="2" svg:d="M17728 5605v-489h-404v-488" svg:viewBox="0 0 405 978">
          <text:p/>
        </draw:connector>
        <draw:connector draw:style-name="gr9" draw:text-style-name="P14" draw:layer="layout" svg:x1="16.956cm" svg:y1="6.403cm" svg:x2="16.1cm" svg:y2="6.265cm" draw:start-shape="id35" draw:start-glue-point="5" draw:end-shape="id37" draw:end-glue-point="10" svg:d="M16956 6403h-428v-138h-428" svg:viewBox="0 0 857 139">
          <text:p/>
        </draw:connector>
        <draw:connector draw:style-name="gr10" draw:text-style-name="P14" draw:layer="layout" svg:x1="17.728cm" svg:y1="7.2cm" svg:x2="19.32cm" svg:y2="7.772cm" draw:start-shape="id35" draw:start-glue-point="6" draw:end-shape="id26" draw:end-glue-point="0" svg:d="M17728 7200v286h1592v286" svg:viewBox="0 0 1593 57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byssinica SIL" svg:font-family="'Abyssinica SIL'" style:font-pitch="variable"/>
    <style:font-face style:name="DejaVu Sans" svg:font-family="'DejaVu Sans'" style:font-pitch="variable"/>
    <style:font-face style:name="DejaVu Sans Condensed" svg:font-family="'DejaVu Sans Condensed'" style:font-pitch="variable"/>
    <style:font-face style:name="NanumBarunGothic" svg:font-family="NanumBarunGothic" style:font-pitch="variable"/>
    <style:font-face style:name="Sawasdee" svg:font-family="Sawasde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3T05:49:37.117790627</meta:creation-date>
    <dc:date>2018-01-24T16:50:59.340123145</dc:date>
    <meta:editing-duration>PT58M36S</meta:editing-duration>
    <meta:editing-cycles>8</meta:editing-cycles>
    <meta:generator>LibreOffice/5.2.2.2$Linux_X86_64 LibreOffice_project/20m0$Build-2</meta:generator>
    <meta:document-statistic meta:object-count="73"/>
  </office:meta>
</office:document-meta>
</file>